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Filter by UpperCase</text:p>
      <text:p text:style-name="P1">2-Filter by Phone Number</text:p>
      <text:p text:style-name="P1">3-Filter by Deparment</text:p>
      <text:p text:style-name="P1">4-Filter by space</text:p>
      <text:p text:style-name="P1">5-Put the cursor on the input</text:p>
      <text:p text:style-name="P1">6-Design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1-18T14:10:34.787208581</dc:date>
    <meta:editing-duration>PT5M</meta:editing-duration>
    <meta:editing-cycles>1</meta:editing-cycles>
    <meta:document-statistic meta:table-count="0" meta:image-count="0" meta:object-count="0" meta:page-count="1" meta:paragraph-count="6" meta:word-count="20" meta:character-count="121" meta:non-whitespace-character-count="106"/>
    <meta:generator>LibreOffice/7.1.7.2$Linux_X86_64 LibreOffice_project/10$Build-2</meta:generator>
  </office:meta>
</office:document-meta>
</file>